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fo:language="es" fo:country="MX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Verdana" fo:language="es" fo:country="MX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20pt" fo:language="es" fo:country="MX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Verdana" fo:language="es" fo:country="MX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309*" fo:start-indent="0in" fo:end-indent="0in"/>
          <style:column style:rel-width="5310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gua de Color</text:p>
      <text:p text:style-name="P1"/>
      <text:section text:style-name="Sect1" text:name="Section1">
        <text:p text:style-name="P4">Frío y bajo el sol,</text:p>
        <text:p text:style-name="P4">tu nube toca mi cara.</text:p>
        <text:p text:style-name="P4">Tu mano alcanza mi interior,</text:p>
        <text:p text:style-name="P4">planeando unirse a mi alma.</text:p>
        <text:p text:style-name="P4"/>
        <text:p text:style-name="P4">Quiero descansar,</text:p>
        <text:p text:style-name="P4">pero no me obligues a parar</text:p>
        <text:p text:style-name="P4">Siento tu calor,</text:p>
        <text:p text:style-name="P4">y hago un intento de</text:p>
        <text:p text:style-name="P4">llegar a tu exterior…</text:p>
        <text:p text:style-name="P4"/>
        <text:p text:style-name="P4">Esta vida ha sido bella</text:p>
        <text:p text:style-name="P4">pero solo es tiempo.</text:p>
        <text:p text:style-name="P4">Tiempo que no volverá</text:p>
        <text:p text:style-name="P4">y se quedará en mi recuerdo.</text:p>
        <text:p text:style-name="P4"/>
        <text:p text:style-name="P4">Trato de aparecer</text:p>
        <text:p text:style-name="P4">pero no estás ahí para mi</text:p>
        <text:p text:style-name="P4">y me siento solo.</text:p>
        <text:p text:style-name="P4"/>
        <text:p text:style-name="P4">No sé si vaya a desistir,</text:p>
        <text:p text:style-name="P4">no entiendo nada.</text:p>
        <text:p text:style-name="P4"/>
        <text:p text:style-name="P4">No quiero volver a vivir lo que pasó.</text:p>
        <text:p text:style-name="P4">No se si estás ahí, mi corazón.</text:p>
        <text:p text:style-name="P4">No se te ocurra oir la misma canción.</text:p>
        <text:p text:style-name="P4">El disco se rallo, entraste en repetición.</text:p>
        <text:p text:style-name="P4"/>
        <text:p text:style-name="P4">Somos repetición…</text:p>
        <text:p text:style-name="P4"/>
        <text:p text:style-name="P4"/>
        <text:p text:style-name="P4"/>
        <text:p text:style-name="P4"/>
        <text:p text:style-name="P4">Larga tu verdad,</text:p>
        <text:p text:style-name="P4">ciega mi inocencia envuelta en cristal.</text:p>
        <text:p text:style-name="P4">Temo que al despertar</text:p>
        <text:p text:style-name="P4">me levante entumido por tu ausencia.</text:p>
        <text:p text:style-name="P4"/>
        <text:p text:style-name="P4">Gotas de agua de color</text:p>
        <text:p text:style-name="P4">sienten la necesidad de ser armadas.</text:p>
        <text:p text:style-name="P4">Tengo toda la capacidad </text:p>
        <text:p text:style-name="P4">de mirarte a los ojos</text:p>
        <text:p text:style-name="P4">y descubrir los sonidos de primavera.</text:p>
        <text:p text:style-name="P4"/>
        <text:p text:style-name="P4">Esta vida ha sido bella</text:p>
        <text:p text:style-name="P4">pero solo es tiempo.</text:p>
        <text:p text:style-name="P4">Tiempo que no volverá</text:p>
        <text:p text:style-name="P4">y se quedará en mi recuerdo.</text:p>
        <text:p text:style-name="P4"/>
        <text:p text:style-name="P4">Trato de aparecer</text:p>
        <text:p text:style-name="P4">pero no estás ahí para mi</text:p>
        <text:p text:style-name="P4">y</text:p>
        <text:p text:style-name="P4">me encuentro solo.</text:p>
        <text:p text:style-name="P4"/>
        <text:p text:style-name="P4">No sé si vaya a desistir,</text:p>
        <text:p text:style-name="P4">no entiendo nada.</text:p>
        <text:p text:style-name="P4"/>
        <text:p text:style-name="P4">No quiero volver a vivir lo que pasó.</text:p>
        <text:p text:style-name="P4">No se si estás ahí, mi corazón.</text:p>
        <text:p text:style-name="P4">No se te ocurra oir la misma canción.</text:p>
        <text:p text:style-name="P4">El disco se rallo, entraste en repetición.</text:p>
        <text:p text:style-name="P4"/>
        <text:p text:style-name="P4">Somos repetición…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4992in" fo:margin-bottom="1in" fo:margin-left="0.3752in" fo:margin-right="0.518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Agua de Color</dc:title>
    <meta:initial-creator>Renich Bon Ciric</meta:initial-creator>
    <meta:creation-date>2005-02-14T15:57:00</meta:creation-date>
    <dc:creator>Renich Bon Ciric</dc:creator>
    <dc:date>2008-06-25T20:49:30</dc:date>
    <meta:editing-cycles>4</meta:editing-cycles>
    <meta:editing-duration>PT20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8" meta:word-count="234" meta:character-count="1177"/>
  </office:meta>
</office:document-meta>
</file>